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adornments="Book" style:font-family-generic="modern" style:font-pitch="fixed"/>
    <style:font-face style:name="DejaVu Sans Mono2" svg:font-family="'DejaVu Sans Mono'" style:font-family-generic="modern" style:font-pitch="fixed"/>
    <style:font-face style:name="Liberation Sans" svg:font-family="'Liberation Sans'" style:font-family-generic="moder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352cm" draw:marker-end-width="0.352cm" draw:fill="solid" draw:fill-color="#dddddd" draw:textarea-horizontal-align="justify" draw:textarea-vertical-align="middle" draw:auto-grow-height="false" fo:min-height="0.954cm" fo:min-width="4.622cm" fo:padding-top="0.175cm" fo:padding-bottom="0.175cm" fo:padding-left="0.3cm" fo:padding-right="0.3cm"/>
    </style:style>
    <style:style style:name="gr2" style:family="graphic" style:parent-style-name="objectwithoutfill">
      <style:graphic-properties draw:fill="solid" draw:fill-color="#dddddd" draw:textarea-vertical-align="middle"/>
    </style:style>
    <style:style style:name="gr3" style:family="graphic" style:parent-style-name="standard">
      <style:graphic-properties svg:stroke-width="0.102cm" svg:stroke-color="#000000" draw:marker-start-width="0.352cm" draw:marker-end-width="0.352cm" draw:fill="solid" draw:fill-color="#dddddd" draw:textarea-horizontal-align="justify" draw:textarea-vertical-align="middle" draw:auto-grow-height="false" fo:min-height="6.581cm" fo:min-width="4.622cm" fo:padding-top="0.175cm" fo:padding-bottom="0.175cm" fo:padding-left="0.3cm" fo:padding-right="0.3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6.902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6.901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7.49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1.57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3cm" fo:min-width="7.62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2.8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71cm" fo:min-width="0.04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1cm" fo:min-width="1.18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492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115cm" fo:min-width="5.079cm"/>
    </style:style>
    <style:style style:name="gr15" style:family="graphic" style:parent-style-name="standard">
      <style:graphic-properties draw:textarea-horizontal-align="justify" draw:textarea-vertical-align="middle" draw:auto-grow-height="false" fo:min-height="0.114cm" fo:min-width="5.079cm"/>
    </style:style>
    <style:style style:name="gr16" style:family="graphic" style:parent-style-name="standard">
      <style:graphic-properties svg:stroke-width="0.102cm" svg:stroke-color="#000000" draw:marker-start-width="0.352cm" draw:marker-end-width="0.352cm" draw:fill="solid" draw:fill-color="#dddddd" draw:textarea-horizontal-align="justify" draw:textarea-vertical-align="middle" draw:auto-grow-height="false" fo:min-height="6.581cm" fo:min-width="0.637cm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1cm" fo:min-width="2.2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7.188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3cm" fo:min-width="7.167cm"/>
      <style:paragraph-properties style:writing-mode="lr-tb"/>
    </style:style>
    <style:style style:name="P1" style:family="paragraph">
      <loext:graphic-properties draw:fill="solid" draw:fill-color="#dddddd"/>
      <style:paragraph-properties fo:text-align="center"/>
      <style:text-properties fo:font-weight="bold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Arial" fo:font-size="12pt" fo:font-weight="bold" style:font-size-asian="12pt" style:font-size-complex="12pt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  <style:text-properties style:font-name="Arial" fo:font-size="12pt" fo:font-weight="bold" style:font-size-asian="12pt" style:font-size-complex="12pt"/>
    </style:style>
    <style:style style:name="P8" style:family="paragraph">
      <loext:graphic-properties draw:fill="none" draw:fill-color="#ffffff"/>
      <style:paragraph-properties fo:text-align="center"/>
      <style:text-properties style:font-name="DejaVu Sans Mono1" fo:font-size="12pt" fo:font-weight="bold" style:font-size-asian="12pt" style:font-weight-asian="bold" style:font-size-complex="12pt" style:font-weight-complex="bold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/>
      <style:text-properties style:font-name="Arial" fo:font-size="12pt" fo:font-weight="bold" style:font-size-asian="12pt" style:font-size-complex="12pt"/>
    </style:style>
    <style:style style:name="P11" style:family="paragraph">
      <loext:graphic-properties draw:fill="none" draw:fill-color="#ffffff"/>
      <style:text-properties style:font-name="Arial" fo:font-size="12pt" fo:font-weight="bold" style:font-size-asian="12pt" style:font-size-complex="12pt"/>
    </style:style>
    <style:style style:name="P12" style:family="paragraph">
      <loext:graphic-properties draw:fill="none" draw:fill-color="#ffffff"/>
      <style:text-properties style:font-name="Arial" fo:font-size="12pt" fo:font-weight="bold" style:font-size-asian="12pt" style:font-weight-asian="bold" style:font-size-complex="12pt" style:font-weight-complex="bold"/>
    </style:style>
    <style:style style:name="P13" style:family="paragraph">
      <loext:graphic-properties draw:fill="none" draw:fill-color="#ffffff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Arial" fo:font-size="12pt" fo:font-weight="bold" style:font-size-asian="12pt" style:font-size-complex="12pt"/>
    </style:style>
    <style:style style:name="T2" style:family="text">
      <style:text-properties style:font-name="DejaVu Sans Mono1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Arial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measurelines" svg:width="5.222cm" svg:height="1.304cm" svg:x="14.828cm" svg:y="10.5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1" draw:layer="measurelines" svg:x1="17.42cm" svg:y1="10.521cm" svg:x2="17.42cm" svg:y2="11.825cm">
            <text:p/>
          </draw:line>
          <draw:line draw:style-name="gr2" draw:text-style-name="P1" draw:layer="measurelines" svg:x1="16.082cm" svg:y1="10.521cm" svg:x2="16.082cm" svg:y2="11.825cm">
            <text:p/>
          </draw:line>
          <draw:line draw:style-name="gr2" draw:text-style-name="P1" draw:layer="measurelines" svg:x1="18.758cm" svg:y1="10.521cm" svg:x2="18.758cm" svg:y2="11.825cm">
            <text:p/>
          </draw:line>
          <draw:custom-shape draw:style-name="gr3" draw:text-style-name="P2" draw:layer="layout" svg:width="5.222cm" svg:height="6.931cm" svg:x="14.828cm" svg:y="2.5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" draw:text-style-name="P3" draw:layer="layout" svg:x1="17.42cm" svg:y1="2.581cm" svg:x2="17.42cm" svg:y2="9.514cm">
            <text:p/>
          </draw:line>
          <draw:line draw:style-name="gr4" draw:text-style-name="P3" draw:layer="layout" svg:x1="16.082cm" svg:y1="2.581cm" svg:x2="16.082cm" svg:y2="9.514cm">
            <text:p/>
          </draw:line>
          <draw:line draw:style-name="gr4" draw:text-style-name="P3" draw:layer="layout" svg:x1="18.758cm" svg:y1="2.581cm" svg:x2="18.758cm" svg:y2="9.514cm">
            <text:p/>
          </draw:line>
          <draw:line draw:style-name="gr4" draw:text-style-name="P3" draw:layer="layout" svg:x1="14.828cm" svg:y1="8.189cm" svg:x2="20.05cm" svg:y2="8.189cm">
            <text:p/>
          </draw:line>
          <draw:line draw:style-name="gr4" draw:text-style-name="P3" draw:layer="layout" svg:x1="14.828cm" svg:y1="6.782cm" svg:x2="20.05cm" svg:y2="6.782cm">
            <text:p/>
          </draw:line>
          <draw:line draw:style-name="gr4" draw:text-style-name="P3" draw:layer="layout" svg:x1="14.828cm" svg:y1="5.375cm" svg:x2="20.05cm" svg:y2="5.375cm">
            <text:p/>
          </draw:line>
          <draw:line draw:style-name="gr4" draw:text-style-name="P3" draw:layer="layout" svg:x1="14.828cm" svg:y1="3.968cm" svg:x2="20.05cm" svg:y2="3.968cm">
            <text:p/>
          </draw:line>
          <draw:custom-shape draw:style-name="gr5" draw:text-style-name="P4" draw:layer="layout" svg:width="0.711cm" svg:height="7.352cm" svg:x="15.074cm" svg:y="2.931cm">
            <text:p/>
            <draw:enhanced-geometry svg:viewBox="0 0 21600 21600" draw:mirror-horizontal="false" draw:mirror-vertical="false" draw:text-areas="?f0 0 ?f2 ?f5" draw:type="down-arrow" draw:modifiers="20169.0984204131 6354.4794188862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6" draw:text-style-name="P4" draw:layer="layout" svg:width="0.711cm" svg:height="7.351cm" svg:x="16.399cm" svg:y="2.932cm">
            <text:p/>
            <draw:enhanced-geometry svg:viewBox="0 0 21600 21600" draw:mirror-horizontal="false" draw:mirror-vertical="false" draw:text-areas="?f0 0 ?f2 ?f5" draw:type="down-arrow" draw:modifiers="20169.0984204131 6354.4794188862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6" draw:text-style-name="P4" draw:layer="layout" svg:width="0.712cm" svg:height="7.351cm" svg:x="17.724cm" svg:y="2.933cm">
            <text:p/>
            <draw:enhanced-geometry svg:viewBox="0 0 21600 21600" draw:mirror-horizontal="false" draw:mirror-vertical="false" draw:text-areas="?f0 0 ?f2 ?f5" draw:type="down-arrow" draw:modifiers="20169.0984204131 6354.4794188862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6" draw:text-style-name="P4" draw:layer="layout" svg:width="0.711cm" svg:height="7.351cm" svg:x="19.05cm" svg:y="2.933cm">
            <text:p/>
            <draw:enhanced-geometry svg:viewBox="0 0 21600 21600" draw:mirror-horizontal="false" draw:mirror-vertical="false" draw:text-areas="?f0 0 ?f2 ?f5" draw:type="down-arrow" draw:modifiers="20169.0984204131 6354.4794188862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7" draw:text-style-name="P5" draw:layer="layout" svg:width="5.588cm" svg:height="1.199cm" svg:x="14.589cm" svg:y="11.988cm">
            <draw:text-box>
              <text:p text:style-name="P4"><text:span text:style-name="T1">Average for each month</text:span></text:p>
            </draw:text-box>
          </draw:frame>
          <draw:frame draw:style-name="gr8" draw:text-style-name="P7" draw:layer="measurelines" svg:width="2.27cm" svg:height="1.673cm" svg:x="12.684cm" svg:y="10.612cm">
            <draw:text-box>
              <text:p text:style-name="P6"><text:span text:style-name="T1">Monthly</text:span></text:p>
              <text:p text:style-name="P6"><text:span text:style-name="T1">Avg</text:span></text:p>
            </draw:text-box>
          </draw:frame>
          <draw:frame draw:style-name="gr9" draw:text-style-name="P8" draw:layer="measurelines" svg:width="7.023cm" svg:height="1.243cm" svg:x="13.954cm" svg:y="12.684cm">
            <draw:text-box>
              <text:p text:style-name="P4"><text:span text:style-name="T2">numpy.mean(data, axis=0)</text:span></text:p>
            </draw:text-box>
          </draw:frame>
          <draw:frame draw:style-name="gr10" draw:text-style-name="P10" draw:layer="layout" svg:width="2.325cm" svg:height="0.725cm" svg:x="1.1cm" svg:y="2.946cm">
            <draw:text-box>
              <text:p text:style-name="P9"><text:span text:style-name="T1"><text:s text:c="7"/></text:span><text:span text:style-name="T1">1979</text:span></text:p>
            </draw:text-box>
          </draw:frame>
          <draw:frame draw:style-name="gr10" draw:text-style-name="P11" draw:layer="layout" svg:width="2.325cm" svg:height="0.725cm" svg:x="1.1cm" svg:y="4.379cm">
            <draw:text-box>
              <text:p><text:span text:style-name="T1"><text:s text:c="7"/></text:span><text:span text:style-name="T1">1980</text:span></text:p>
            </draw:text-box>
          </draw:frame>
          <draw:frame draw:style-name="gr10" draw:text-style-name="P11" draw:layer="layout" svg:width="2.325cm" svg:height="0.725cm" svg:x="1.1cm" svg:y="5.758cm">
            <draw:text-box>
              <text:p><text:span text:style-name="T1"><text:s text:c="7"/></text:span><text:span text:style-name="T1">1981</text:span></text:p>
            </draw:text-box>
          </draw:frame>
          <draw:frame draw:style-name="gr10" draw:text-style-name="P11" draw:layer="layout" svg:width="2.325cm" svg:height="0.725cm" svg:x="1.1cm" svg:y="7.192cm">
            <draw:text-box>
              <text:p><text:span text:style-name="T1"><text:s text:c="7"/></text:span><text:span text:style-name="T1">1982</text:span></text:p>
            </draw:text-box>
          </draw:frame>
          <draw:frame draw:style-name="gr11" draw:text-style-name="P12" draw:layer="layout" svg:width="0.336cm" svg:height="2.121cm" svg:x="2.172cm" svg:y="7.784cm">
            <draw:text-box>
              <text:p><text:span text:style-name="T3">.</text:span></text:p>
              <text:p><text:span text:style-name="T3">.</text:span></text:p>
              <text:p><text:span text:style-name="T3">.</text:span></text:p>
            </draw:text-box>
          </draw:frame>
          <draw:frame draw:style-name="gr12" draw:text-style-name="P11" draw:layer="layout" svg:width="1.401cm" svg:height="1.661cm" svg:x="3.309cm" svg:y="1.392cm">
            <draw:text-box>
              <text:p><text:span text:style-name="T1">Jan</text:span></text:p>
            </draw:text-box>
          </draw:frame>
          <draw:frame draw:style-name="gr13" draw:text-style-name="P13" draw:layer="layout" svg:width="0.902cm" svg:height="0.725cm" svg:x="7.491cm" svg:y="1.559cm">
            <draw:text-box>
              <text:p text:style-name="P4"><text:span text:style-name="T3">...</text:span></text:p>
            </draw:text-box>
          </draw:frame>
          <draw:g>
            <draw:g>
              <draw:custom-shape draw:style-name="gr3" draw:text-style-name="P2" draw:layer="measurelines" svg:width="5.222cm" svg:height="6.931cm" svg:x="3.308cm" svg:y="2.58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" draw:text-style-name="P2" draw:layer="measurelines" svg:x1="5.9cm" svg:y1="2.581cm" svg:x2="5.9cm" svg:y2="9.514cm">
                <text:p/>
              </draw:line>
              <draw:line draw:style-name="gr2" draw:text-style-name="P2" draw:layer="measurelines" svg:x1="4.562cm" svg:y1="2.581cm" svg:x2="4.562cm" svg:y2="9.514cm">
                <text:p/>
              </draw:line>
              <draw:line draw:style-name="gr2" draw:text-style-name="P2" draw:layer="measurelines" svg:x1="7.238cm" svg:y1="2.581cm" svg:x2="7.238cm" svg:y2="9.514cm">
                <text:p/>
              </draw:line>
              <draw:line draw:style-name="gr2" draw:text-style-name="P2" draw:layer="measurelines" svg:x1="3.308cm" svg:y1="8.189cm" svg:x2="8.53cm" svg:y2="8.189cm">
                <text:p/>
              </draw:line>
              <draw:line draw:style-name="gr2" draw:text-style-name="P2" draw:layer="measurelines" svg:x1="3.308cm" svg:y1="6.782cm" svg:x2="8.53cm" svg:y2="6.782cm">
                <text:p/>
              </draw:line>
              <draw:line draw:style-name="gr2" draw:text-style-name="P2" draw:layer="measurelines" svg:x1="3.308cm" svg:y1="5.375cm" svg:x2="8.53cm" svg:y2="5.375cm">
                <text:p/>
              </draw:line>
              <draw:line draw:style-name="gr2" draw:text-style-name="P2" draw:layer="measurelines" svg:x1="3.308cm" svg:y1="3.968cm" svg:x2="8.53cm" svg:y2="3.968cm">
                <text:p/>
              </draw:line>
            </draw:g>
            <draw:custom-shape draw:style-name="gr14" draw:text-style-name="P4" draw:layer="measurelines" svg:width="5.796cm" svg:height="0.841cm" svg:x="3.599cm" svg:y="2.846cm">
              <text:p/>
              <draw:enhanced-geometry svg:viewBox="0 0 21600 21600" draw:mirror-horizontal="false" draw:mirror-vertical="false" draw:text-areas="0 ?f0 ?f5 ?f2" draw:type="right-arrow" draw:modifiers="19732.2742474916 6117.48251748252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4" draw:text-style-name="P4" draw:layer="measurelines" svg:width="5.796cm" svg:height="0.841cm" svg:x="3.599cm" svg:y="4.225cm">
              <text:p/>
              <draw:enhanced-geometry svg:viewBox="0 0 21600 21600" draw:mirror-horizontal="false" draw:mirror-vertical="false" draw:text-areas="0 ?f0 ?f5 ?f2" draw:type="right-arrow" draw:modifiers="19732.2742474916 6117.48251748252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5" draw:text-style-name="P4" draw:layer="measurelines" svg:width="5.796cm" svg:height="0.84cm" svg:x="3.599cm" svg:y="5.659cm">
              <text:p/>
              <draw:enhanced-geometry svg:viewBox="0 0 21600 21600" draw:mirror-horizontal="false" draw:mirror-vertical="false" draw:text-areas="0 ?f0 ?f5 ?f2" draw:type="right-arrow" draw:modifiers="19732.2742474916 6117.48251748252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4" draw:text-style-name="P4" draw:layer="measurelines" svg:width="5.796cm" svg:height="0.841cm" svg:x="3.599cm" svg:y="7.038cm">
              <text:p/>
              <draw:enhanced-geometry svg:viewBox="0 0 21600 21600" draw:mirror-horizontal="false" draw:mirror-vertical="false" draw:text-areas="0 ?f0 ?f5 ?f2" draw:type="right-arrow" draw:modifiers="19732.2742474916 6117.48251748252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4" draw:text-style-name="P4" draw:layer="measurelines" svg:width="5.796cm" svg:height="0.841cm" svg:x="3.599cm" svg:y="8.471cm">
              <text:p/>
              <draw:enhanced-geometry svg:viewBox="0 0 21600 21600" draw:mirror-horizontal="false" draw:mirror-vertical="false" draw:text-areas="0 ?f0 ?f5 ?f2" draw:type="right-arrow" draw:modifiers="19732.2742474916 6117.48251748252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g>
              <draw:custom-shape draw:style-name="gr16" draw:text-style-name="P2" draw:layer="measurelines" svg:width="1.237cm" svg:height="6.931cm" svg:x="9.63cm" svg:y="2.58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4" draw:text-style-name="P3" draw:layer="measurelines" svg:x1="9.629cm" svg:y1="8.189cm" svg:x2="10.867cm" svg:y2="8.189cm">
                <text:p/>
              </draw:line>
              <draw:line draw:style-name="gr4" draw:text-style-name="P3" draw:layer="measurelines" svg:x1="9.629cm" svg:y1="6.782cm" svg:x2="10.867cm" svg:y2="6.782cm">
                <text:p/>
              </draw:line>
              <draw:line draw:style-name="gr4" draw:text-style-name="P3" draw:layer="measurelines" svg:x1="9.629cm" svg:y1="5.375cm" svg:x2="10.867cm" svg:y2="5.375cm">
                <text:p/>
              </draw:line>
              <draw:line draw:style-name="gr4" draw:text-style-name="P3" draw:layer="measurelines" svg:x1="9.629cm" svg:y1="3.968cm" svg:x2="10.867cm" svg:y2="3.968cm">
                <text:p/>
              </draw:line>
            </draw:g>
          </draw:g>
          <draw:frame draw:style-name="gr17" draw:text-style-name="P5" draw:layer="measurelines" svg:width="2.032cm" svg:height="1.661cm" svg:x="9.274cm" svg:y="1.294cm">
            <draw:text-box>
              <text:p text:style-name="P4"><text:span text:style-name="T1">Yearly</text:span></text:p>
              <text:p text:style-name="P4"><text:span text:style-name="T1">Max</text:span></text:p>
            </draw:text-box>
          </draw:frame>
          <draw:frame draw:style-name="gr18" draw:text-style-name="P5" draw:layer="measurelines" svg:width="4.775cm" svg:height="0.725cm" svg:x="4.699cm" svg:y="9.969cm">
            <draw:text-box>
              <text:p text:style-name="P4"><text:span text:style-name="T1">Max for each year</text:span></text:p>
            </draw:text-box>
          </draw:frame>
          <draw:frame draw:style-name="gr19" draw:text-style-name="P8" draw:layer="measurelines" svg:width="6.961cm" svg:height="1.243cm" svg:x="3.54cm" svg:y="10.779cm">
            <draw:text-box>
              <text:p text:style-name="P4"><text:span text:style-name="T2">numpy.max(data, axis=1)</text:span></text:p>
            </draw:text-box>
          </draw:frame>
          <draw:frame draw:style-name="gr12" draw:text-style-name="P11" draw:layer="measurelines" svg:width="1.401cm" svg:height="1.661cm" svg:x="4.61cm" svg:y="1.393cm">
            <draw:text-box>
              <text:p><text:span text:style-name="T1">Feb</text:span></text:p>
            </draw:text-box>
          </draw:frame>
          <draw:frame draw:style-name="gr12" draw:text-style-name="P11" draw:layer="measurelines" svg:width="1.401cm" svg:height="1.661cm" svg:x="5.911cm" svg:y="1.394cm">
            <draw:text-box>
              <text:p><text:span text:style-name="T1">Mar</text:span></text:p>
            </draw:text-box>
          </draw:frame>
          <draw:frame draw:style-name="gr10" draw:text-style-name="P11" draw:layer="measurelines" svg:width="2.325cm" svg:height="0.725cm" svg:x="12.627cm" svg:y="2.947cm">
            <draw:text-box>
              <text:p><text:span text:style-name="T1"><text:s text:c="7"/></text:span><text:span text:style-name="T1">1979</text:span></text:p>
            </draw:text-box>
          </draw:frame>
          <draw:frame draw:style-name="gr10" draw:text-style-name="P11" draw:layer="measurelines" svg:width="2.325cm" svg:height="0.725cm" svg:x="12.627cm" svg:y="4.38cm">
            <draw:text-box>
              <text:p><text:span text:style-name="T1"><text:s text:c="7"/></text:span><text:span text:style-name="T1">1980</text:span></text:p>
            </draw:text-box>
          </draw:frame>
          <draw:frame draw:style-name="gr10" draw:text-style-name="P11" draw:layer="measurelines" svg:width="2.325cm" svg:height="0.725cm" svg:x="12.627cm" svg:y="5.759cm">
            <draw:text-box>
              <text:p><text:span text:style-name="T1"><text:s text:c="7"/></text:span><text:span text:style-name="T1">1981</text:span></text:p>
            </draw:text-box>
          </draw:frame>
          <draw:frame draw:style-name="gr10" draw:text-style-name="P11" draw:layer="measurelines" svg:width="2.325cm" svg:height="0.725cm" svg:x="12.627cm" svg:y="7.193cm">
            <draw:text-box>
              <text:p><text:span text:style-name="T1"><text:s text:c="7"/></text:span><text:span text:style-name="T1">1982</text:span></text:p>
            </draw:text-box>
          </draw:frame>
          <draw:frame draw:style-name="gr11" draw:text-style-name="P12" draw:layer="measurelines" svg:width="0.336cm" svg:height="2.121cm" svg:x="13.699cm" svg:y="7.785cm">
            <draw:text-box>
              <text:p><text:span text:style-name="T3">.</text:span></text:p>
              <text:p><text:span text:style-name="T3">.</text:span></text:p>
              <text:p><text:span text:style-name="T3">.</text:span></text:p>
            </draw:text-box>
          </draw:frame>
          <draw:frame draw:style-name="gr12" draw:text-style-name="P11" draw:layer="measurelines" svg:width="1.401cm" svg:height="1.661cm" svg:x="14.809cm" svg:y="1.393cm">
            <draw:text-box>
              <text:p><text:span text:style-name="T1">Jan</text:span></text:p>
            </draw:text-box>
          </draw:frame>
          <draw:frame draw:style-name="gr13" draw:text-style-name="P13" draw:layer="measurelines" svg:width="0.902cm" svg:height="0.725cm" svg:x="19.091cm" svg:y="1.56cm">
            <draw:text-box>
              <text:p text:style-name="P4"><text:span text:style-name="T3">...</text:span></text:p>
            </draw:text-box>
          </draw:frame>
          <draw:frame draw:style-name="gr12" draw:text-style-name="P11" draw:layer="measurelines" svg:width="1.401cm" svg:height="1.661cm" svg:x="16.21cm" svg:y="1.394cm">
            <draw:text-box>
              <text:p><text:span text:style-name="T1">Feb</text:span></text:p>
            </draw:text-box>
          </draw:frame>
          <draw:frame draw:style-name="gr12" draw:text-style-name="P11" draw:layer="measurelines" svg:width="1.401cm" svg:height="1.661cm" svg:x="17.511cm" svg:y="1.395cm">
            <draw:text-box>
              <text:p><text:span text:style-name="T1">Mar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adornments="Book" style:font-family-generic="modern" style:font-pitch="fixed"/>
    <style:font-face style:name="DejaVu Sans Mono2" svg:font-family="'DejaVu Sans Mono'" style:font-family-generic="modern" style:font-pitch="fixed"/>
    <style:font-face style:name="Liberation Sans" svg:font-family="'Liberation Sans'" style:font-family-generic="moder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5-10T13:31:36.677142000</meta:creation-date>
    <dc:date>2023-01-07T13:55:27.478593754</dc:date>
    <meta:editing-duration>PT37M51S</meta:editing-duration>
    <meta:editing-cycles>7</meta:editing-cycles>
    <meta:generator>LibreOffice/7.4.3.2$MacOSX_X86_64 LibreOffice_project/1048a8393ae2eeec98dff31b5c133c5f1d08b890</meta:generator>
    <meta:document-statistic meta:object-count="62"/>
  </office:meta>
</office:document-meta>
</file>